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8EAFD408DE.png" manifest:media-type="image/png"/>
  <manifest:file-entry manifest:full-path="Pictures/100002010000045F0000009755584966.png" manifest:media-type="image/png"/>
  <manifest:file-entry manifest:full-path="Pictures/100002010000045D000000C008654FA3.png" manifest:media-type="image/png"/>
  <manifest:file-entry manifest:full-path="Pictures/100002010000034C000001A032D412F8.png" manifest:media-type="image/png"/>
  <manifest:file-entry manifest:full-path="Pictures/10000201000004690000009DD780B1FF.png" manifest:media-type="image/png"/>
  <manifest:file-entry manifest:full-path="Pictures/10000201000003C3000000D200C7CB48.png" manifest:media-type="image/png"/>
  <manifest:file-entry manifest:full-path="Pictures/1000020100000297000000C60A6451FB.png" manifest:media-type="image/png"/>
  <manifest:file-entry manifest:full-path="Pictures/1000020100000462000000E87EA4BD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514cm" draw:z-index="0"><draw:image xlink:href="Pictures/1000020100000462000000E87EA4BD52.png" xlink:type="simple" xlink:show="embed" xlink:actuate="onLoad"/></draw:frame></text:p>
      <text:p text:style-name="Standard"><draw:frame draw:style-name="fr1" draw:name="Imagem2" text:anchor-type="paragraph" svg:width="17cm" svg:height="5.076cm" draw:z-index="1"><draw:image xlink:href="Pictures/1000020100000297000000C60A6451FB.png" xlink:type="simple" xlink:show="embed" xlink:actuate="onLoad"/></draw:frame></text:p>
      <text:p text:style-name="Standard"><draw:frame draw:style-name="fr1" draw:name="Imagem3" text:anchor-type="paragraph" svg:width="17cm" svg:height="3.706cm" draw:z-index="2"><draw:image xlink:href="Pictures/10000201000003C3000000D200C7CB48.png" xlink:type="simple" xlink:show="embed" xlink:actuate="onLoad"/></draw:frame></text:p>
      <text:p text:style-name="Standard"><draw:frame draw:style-name="fr1" draw:name="Imagem4" text:anchor-type="paragraph" svg:width="17cm" svg:height="2.364cm" draw:z-index="3"><draw:image xlink:href="Pictures/10000201000004690000009DD780B1FF.png" xlink:type="simple" xlink:show="embed" xlink:actuate="onLoad"/></draw:frame></text:p>
      <text:p text:style-name="Standard"><draw:frame draw:style-name="fr1" draw:name="Imagem5" text:anchor-type="paragraph" svg:width="17cm" svg:height="8.378cm" draw:z-index="4"><draw:image xlink:href="Pictures/100002010000034C000001A032D412F8.png" xlink:type="simple" xlink:show="embed" xlink:actuate="onLoad"/></draw:frame></text:p>
      <text:p text:style-name="Standard"><draw:frame draw:style-name="fr1" draw:name="Imagem6" text:anchor-type="paragraph" svg:width="17cm" svg:height="2.921cm" draw:z-index="5"><draw:image xlink:href="Pictures/100002010000045D000000C008654FA3.png" xlink:type="simple" xlink:show="embed" xlink:actuate="onLoad"/></draw:frame><text:soft-page-break/></text:p>
      <text:p text:style-name="Standard"><draw:frame draw:style-name="fr1" draw:name="Imagem7" text:anchor-type="paragraph" svg:width="17cm" svg:height="2.293cm" draw:z-index="6"><draw:image xlink:href="Pictures/100002010000045F0000009755584966.png" xlink:type="simple" xlink:show="embed" xlink:actuate="onLoad"/></draw:frame></text:p>
      <text:p text:style-name="Standard"><draw:frame draw:style-name="fr1" draw:name="Imagem8" text:anchor-type="paragraph" svg:width="17cm" svg:height="7.135cm" draw:z-index="7"><draw:image xlink:href="Pictures/10000201000003B40000018EAFD408D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3:34:30.116000000</meta:creation-date>
    <dc:date>2018-04-04T13:35:28.441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